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502cm"/>
    </style:style>
    <style:style style:name="gr3" style:family="graphic" style:parent-style-name="standard">
      <style:graphic-properties draw:stroke="none" draw:fill="none" fo:min-height="3.8cm"/>
    </style:style>
    <style:style style:name="gr4" style:family="graphic" style:parent-style-name="standard">
      <style:graphic-properties draw:stroke="none" draw:fill="none" fo:min-height="10.022cm"/>
    </style:style>
    <style:style style:name="gr5" style:family="graphic" style:parent-style-name="standard">
      <style:graphic-properties draw:stroke="none" draw:fill="none" fo:min-height="7.2cm"/>
    </style:style>
    <style:style style:name="gr6" style:family="graphic" style:parent-style-name="standard">
      <style:graphic-properties draw:stroke="none" draw:fill="none" fo:min-height="10.388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5cm"/>
    </style:style>
    <style:style style:name="P1" style:family="paragraph">
      <style:text-properties fo:color="#280099" fo:font-family="'Nimbus Roman No9 L'" style:font-family-generic="roman" style:font-pitch="variable"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text-properties fo:color="#280099"/>
    </style:style>
    <style:style style:name="P4" style:family="paragraph">
      <style:text-properties fo:font-size="18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color="#280099" fo:font-family="'Nimbus Roman No9 L'" style:font-family-generic="roman" style:font-pitch="variable" fo:font-weight="bold" style:font-weight-asian="bold" style:font-weight-complex="bold"/>
    </style:style>
    <style:style style:name="T2" style:family="text">
      <style:text-properties fo:color="#280099" fo:font-family="'DejaVu Sans Mono'" style:font-family-generic="modern" style:font-pitch="fixed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80099" fo:font-family="'DejaVu Sans'" style:font-family-generic="swiss" style:font-pitch="variable" fo:font-weight="bold" style:font-weight-asian="bold" style:font-weight-complex="bold"/>
    </style:style>
    <style:style style:name="T5" style:family="text">
      <style:text-properties fo:color="#280099"/>
    </style:style>
    <style:style style:name="T6" style:family="text">
      <style:text-properties fo:font-size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1cm" svg:height="3.507cm" svg:x="1.015cm" svg:y="0.837cm" presentation:class="title" presentation:user-transformed="true">
          <draw:text-box>
            <text:p><text:span text:style-name="T1">Basic</text:span><text:span text:style-name="T2"> Blocks</text:span></text:p>
          </draw:text-box>
        </draw:frame>
        <draw:frame presentation:style-name="pr2" draw:layer="layout" svg:width="24.631cm" svg:height="14.394cm" svg:x="1.399cm" svg:y="4.915cm" presentation:class="outline" presentation:user-transformed="true">
          <draw:text-box>
            <text:list text:style-name="L2">
              <text:list-header>
                <text:p><text:span text:style-name="T3">A <text:s/>basic block :</text:span></text:p>
              </text:list-header>
              <text:list-item>
                <text:p>has a set of instructions that are executed sequentially.</text:p>
              </text:list-item>
              <text:list-item>
                <text:p>has a single entry and a single exit.</text:p>
              </text:list-item>
              <text:list-item>
                <text:p>has entry from beginning,exit from end.</text:p>
              </text:list-item>
              <text:list-item>
                <text:p>No jump to middle of the block.</text:p>
              </text:list-item>
              <text:list-item>
                <text:p>No jump out of the block unless it is last statement.</text:p>
              </text:list-item>
              <text:list-item>
                <text:p>Unit of Local Optimization.</text:p>
              </text:list-item>
            </text:list>
          </draw:text-box>
        </draw:frame>
        <anim:par presentation:node-type="timing-root">
          <anim:par smil:begin="id1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layer="layout" svg:width="25.269cm" svg:height="18.801cm" svg:x="0.507cm" svg:y="0.762cm" presentation:class="outline" presentation:user-transformed="true">
          <draw:text-box draw:corner-radius="0.254cm">
            <text:list text:style-name="L2">
              <text:list-header>
                <text:p><text:span text:style-name="T4">Algorithm For Finding Basic Blocks:</text:span></text:p>
              </text:list-header>
              <text:list-item>
                <text:p><text:span text:style-name="T3">Input :</text:span> A sequence of three-address instructions</text:p>
              </text:list-item>
              <text:list-item>
                <text:p><text:span text:style-name="T3">Output :</text:span> A list of the basic blocks for that sequence in which each instruction is assigned to exactly one basic block.</text:p>
              </text:list-item>
              <text:list-item>
                <text:p><text:span text:style-name="T3">Method:</text:span></text:p>
                <text:p><text:s/>Find the leaders:</text:p>
                <text:list>
                  <text:list-item>
                    <text:list>
                      <text:list-header>
                        <text:p>-The first three-address instruction in the intermediate code is a <text:s text:c="5"/>leader.</text:p>
                        <text:p>-Any instruction that is the target of a conditional or unconditional <text:s text:c="2"/>jump is a leader(label)</text:p>
                        <text:p>-Any instruction that immediately follows a conditional or <text:s text:c="16"/>unconditional jump is leader.</text:p>
                      </text:list-header>
                      <text:list-item>
                        <text:p>Then,for each leader,its basic block consists of itself and all instructions up to but not including the next leader or the end of the intermediate program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1cm" svg:height="3.55cm" svg:x="1.399cm" svg:y="0.816cm" presentation:class="title" presentation:user-transformed="true">
          <draw:text-box>
            <text:p><text:span text:style-name="T4">Local Optimization</text:span><text:span text:style-name="T5"><text:line-break/></text:span><text:span text:style-name="T5"/></text:p>
          </draw:text-box>
        </draw:frame>
        <draw:frame presentation:style-name="pr2" draw:layer="layout" svg:width="25.008cm" svg:height="15.664cm" svg:x="1.399cm" svg:y="4.915cm" presentation:class="outline" presentation:user-transformed="true">
          <draw:text-box>
            <text:p>• The simplest form of optimization</text:p>
            <text:p>• Optimize one basic block</text:p>
            <text:p>• No need to analyze the whole procedure body</text:p>
          </draw:text-box>
        </draw:frame>
        <draw:frame draw:style-name="gr2" draw:text-style-name="P4" draw:layer="layout" svg:width="26.661cm" svg:height="15.752cm" svg:x="1.015cm" svg:y="4.827cm">
          <draw:text-box>
            <text:p><text:span text:style-name="T6"><text:s/></text:span></text:p>
          </draw:text-box>
        </draw:frame>
        <draw:frame draw:style-name="gr3" draw:text-style-name="P4" draw:layer="layout" svg:width="23.868cm" svg:height="4.05cm" svg:x="1.269cm" svg:y="11.941cm">
          <draw:text-box>
            <text:p><text:span text:style-name="T7">•</text:span><text:span text:style-name="T8"> </text:span><text:span text:style-name="T9">Some statements can be deleted</text:span></text:p>
            <text:p><text:span text:style-name="T8"><text:tab/></text:span><text:span text:style-name="T8">x := x + 0</text:span></text:p>
            <text:p><text:span text:style-name="T8"><text:tab/></text:span><text:span text:style-name="T8">x := x *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4" draw:text-style-name="P5" draw:layer="layout" svg:width="26.721cm" svg:height="10.272cm" svg:x="0.955cm" svg:y="8.783cm">
          <draw:text-box>
            <text:p><text:span text:style-name="T10">Constant Folding : </text:span></text:p>
            <text:p><text:span text:style-name="T10"/></text:p>
            <text:p><text:span text:style-name="T7">• </text:span><text:span text:style-name="T7">Operations on constants can be computed at compile time</text:span></text:p>
            <text:p><text:span text:style-name="T7"><text:tab/></text:span><text:span text:style-name="T7">– </text:span><text:span text:style-name="T7">If there is a statement x := y op z</text:span></text:p>
            <text:p><text:span text:style-name="T7"><text:tab/></text:span><text:span text:style-name="T7">– </text:span><text:span text:style-name="T7">And y and z are constants</text:span></text:p>
            <text:p><text:span text:style-name="T7"><text:tab/></text:span><text:span text:style-name="T7">– </text:span><text:span text:style-name="T7">Then y op z can be computed at compile </text:span><text:span text:style-name="T7"><text:tab/></text:span><text:span text:style-name="T7">time</text:span></text:p>
            <text:p><text:span text:style-name="T7">• </text:span><text:span text:style-name="T7">Example: x := 2 + 2 <text:s text:c="2"/>=&gt; <text:s text:c="3"/>x := 4</text:span></text:p>
            <text:p><text:span text:style-name="T7">• </text:span><text:span text:style-name="T7">Constant folding can be dangerous.</text:span></text:p>
          </draw:text-box>
        </draw:frame>
        <draw:frame draw:style-name="gr5" draw:text-style-name="P4" draw:layer="layout" svg:width="20.126cm" svg:height="7.45cm" svg:x="0.949cm" svg:y="0.934cm">
          <draw:text-box>
            <text:p><text:span text:style-name="T8">• </text:span><text:span text:style-name="T9">Some statements can be simplified</text:span></text:p>
            <text:p><text:span text:style-name="T8"><text:tab/></text:span><text:span text:style-name="T8">x := x * 0 <text:s text:c="9"/>=&gt; <text:s text:c="4"/>x := 0</text:span></text:p>
            <text:p><text:span text:style-name="T8"><text:tab/></text:span><text:span text:style-name="T8">y := y ** 2 <text:s text:c="8"/>=&gt; <text:s text:c="4"/>y := y * y</text:span></text:p>
            <text:p><text:span text:style-name="T8"><text:tab/></text:span><text:span text:style-name="T8">x := x * 8 <text:s text:c="9"/>=&gt; <text:s text:c="4"/>x := x &gt;&gt; 3</text:span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6" draw:text-style-name="P4" draw:layer="layout" svg:width="26.661cm" svg:height="10.638cm" svg:x="1.047cm" svg:y="1.34cm">
          <draw:text-box>
            <text:p><text:span text:style-name="T9">Constant Propagation :</text:span></text:p>
            <text:p><text:span text:style-name="T7">• </text:span><text:span text:style-name="T7">Example :</text:span></text:p>
            <text:p><text:span text:style-name="T7"/></text:p>
            <text:p><text:span text:style-name="T11"><text:tab/></text:span><text:span text:style-name="T11">a := 5 <text:s text:c="9"/>-&gt; a := 5 <text:s text:c="10"/>-&gt; <text:s/>a:=5 <text:s text:c="15"/>-&gt; a := 5 <text:s text:c="16"/>-&gt;a:=5</text:span></text:p>
            <text:p><text:span text:style-name="T11"><text:tab/></text:span><text:span text:style-name="T11">x := 2 * a <text:s text:c="4"/>-&gt; x := 2 * 5 <text:s text:c="4"/>-&gt; <text:s/>x:=10 <text:s text:c="14"/>-&gt; x:=10 <text:s text:c="16"/>-&gt; x:=10</text:span></text:p>
            <text:p><text:span text:style-name="T11"><text:tab/></text:span><text:span text:style-name="T11">y := x + 6 <text:s text:c="3"/>-&gt; y:= x + 6 <text:s text:c="5"/>-&gt; <text:s/>y:=10 + 6 <text:s text:c="8"/>-&gt; y:=16 <text:s text:c="16"/>-&gt; y:=16</text:span></text:p>
            <text:p><text:span text:style-name="T11"><text:tab/></text:span><text:span text:style-name="T11">t := x * y <text:s text:c="5"/>-&gt; t:= x * y <text:s text:c="6"/>-&gt; <text:s/>t:= 10 * y <text:s text:c="9"/>-&gt; <text:s/>t:= 10 * 16 <text:s text:c="8"/>-&gt; t:=160 <text:s text:c="3"/>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fe7f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cfe7f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niya </meta:initial-creator>
    <meta:creation-date>2012-11-26T22:09:18</meta:creation-date>
    <dc:date>2012-12-29T12:11:37</dc:date>
    <dc:creator>NEHA </dc:creator>
    <meta:editing-duration>PT6M16S</meta:editing-duration>
    <meta:editing-cycles>3</meta:editing-cycles>
    <meta:generator>LibreOffice/3.6$Linux_X86_64 LibreOffice_project/360m1$Build-2</meta:generator>
    <meta:document-statistic meta:object-count="41"/>
  </office:meta>
</office:document-meta>
</file>